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1" style:list-style-name="L1">
      <style:paragraph-properties fo:break-before="page"/>
      <style:text-properties fo:language="en" fo:country="GB"/>
    </style:style>
    <style:style style:name="P10" style:family="paragraph" style:parent-style-name="Text_20_body" style:list-style-name="WW8Num69">
      <style:paragraph-properties fo:margin-left="-3.81cm" fo:margin-right="0cm" fo:text-indent="0cm" style:auto-text-indent="false"/>
    </style:style>
    <style:style style:name="P11" style:family="paragraph" style:parent-style-name="Heading_20_2">
      <style:text-properties fo:language="en" fo:country="GB"/>
    </style:style>
    <style:style style:name="P12" style:family="paragraph" style:parent-style-name="Text_20_body">
      <style:paragraph-properties fo:margin-left="1.27cm" fo:margin-right="0cm" fo:text-indent="0cm" style:auto-text-indent="false"/>
    </style:style>
    <style:style style:name="P13" style:family="paragraph" style:parent-style-name="Text_20_body" style:list-style-name="WW8Num62"/>
    <style:style style:name="P14" style:family="paragraph" style:parent-style-name="Text_20_body" style:list-style-name="WW8Num54">
      <style:paragraph-properties fo:margin-left="1.27cm" fo:margin-right="0cm" fo:text-indent="0cm" style:auto-text-indent="false"/>
    </style:style>
    <style:style style:name="P15" style:family="paragraph" style:parent-style-name="Text_20_body" style:list-style-name="WW8Num54">
      <style:paragraph-properties fo:margin-left="2.54cm" fo:margin-right="0cm" fo:text-indent="0cm" style:auto-text-indent="false"/>
    </style:style>
    <style:style style:name="P16" style:family="paragraph" style:parent-style-name="Text_20_body" style:list-style-name="WW8Num45"/>
    <style:style style:name="P17" style:family="paragraph" style:parent-style-name="Text_20_body" style:list-style-name="WW8Num91"/>
    <style:style style:name="P18" style:family="paragraph" style:parent-style-name="Text_20_body" style:list-style-name="WW8Num86">
      <style:paragraph-properties fo:margin-left="-2.54cm" fo:margin-right="0cm" fo:text-indent="0cm" style:auto-text-indent="false"/>
    </style:style>
    <style:style style:name="P19" style:family="paragraph" style:parent-style-name="Text_20_body" style:list-style-name="WW8Num86">
      <style:paragraph-properties fo:margin-left="-1.27cm" fo:margin-right="0cm" fo:text-indent="0cm" style:auto-text-indent="false"/>
    </style:style>
    <style:style style:name="P20" style:family="paragraph" style:parent-style-name="Text_20_body" style:list-style-name="WW8Num86"/>
    <style:style style:name="P21" style:family="paragraph" style:parent-style-name="Text_20_body" style:list-style-name="WW8Num80">
      <style:paragraph-properties fo:margin-left="2.54cm" fo:margin-right="0cm" fo:text-indent="0cm" style:auto-text-indent="false"/>
    </style:style>
    <style:style style:name="P22" style:family="paragraph" style:parent-style-name="Text_20_body" style:list-style-name="WW8Num80">
      <style:paragraph-properties fo:margin-left="3.81cm" fo:margin-right="0cm" fo:text-indent="0cm" style:auto-text-indent="false"/>
    </style:style>
    <style:style style:name="P23" style:family="paragraph" style:parent-style-name="Text_20_body" style:list-style-name="WW8Num80">
      <style:paragraph-properties fo:margin-left="1.27cm" fo:margin-right="0cm" fo:text-indent="0cm" style:auto-text-indent="false"/>
    </style:style>
    <style:style style:name="P24" style:family="paragraph" style:parent-style-name="Text_20_body" style:list-style-name="Numbering_20_1"/>
    <style:style style:name="P25" style:family="paragraph" style:parent-style-name="Text_20_body">
      <style:text-properties fo:language="en" fo:country="GB"/>
    </style:style>
    <style:style style:name="P26" style:family="paragraph" style:parent-style-name="Heading_20_9">
      <style:text-properties fo:language="en" fo:country="GB"/>
    </style:style>
    <style:style style:name="P27" style:family="paragraph" style:parent-style-name="Heading_20_2">
      <style:text-properties fo:language="en" fo:country="GB" style:text-underline-style="none"/>
    </style:style>
    <style:style style:name="P28" style:family="paragraph" style:parent-style-name="Heading_20_1">
      <style:paragraph-properties fo:break-before="page"/>
    </style:style>
    <style:style style:name="P29" style:family="paragraph" style:parent-style-name="Appendix_20_Heading">
      <style:paragraph-properties fo:text-align="start" style:justify-single-word="false" fo:break-before="page"/>
    </style:style>
    <style:style style:name="P30" style:family="paragraph" style:parent-style-name="Appendix_20_Heading">
      <style:paragraph-properties fo:break-before="pag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parent-style-name="Internet_20_link">
      <style:text-properties fo:language="en" fo:country="GB"/>
    </style:style>
    <style:style style:name="T4" style:family="text">
      <style:text-properties fo:language="en" fo:country="GB"/>
    </style:style>
    <style:style style:name="T5" style:family="text">
      <style:text-properties style:font-name="Courier New2" fo:language="en" fo:country="GB"/>
    </style:style>
    <style:style style:name="T6" style:family="text">
      <style:text-properties style:font-name="Courier New2" fo:font-size="10pt" fo:language="en" fo:country="GB" style:font-size-asian="10pt"/>
    </style:style>
    <style:style style:name="T7" style:family="text">
      <style:text-properties fo:language="et" fo:country="EE"/>
    </style:style>
    <style:style style:name="T8" style:family="text">
      <style:text-properties fo:language="et" fo:country="EE" fo:font-style="italic" style:font-style-asian="italic" style:font-style-complex="italic"/>
    </style:style>
    <style:style style:name="T9" style:family="text">
      <style:text-properties fo:language="et" fo:country="EE" fo:font-weight="bold" style:font-weight-asian="bold" style:font-weight-complex="bold"/>
    </style:style>
    <style:style style:name="T10" style:family="text">
      <style:text-properties style:font-name="Courier New2" fo:font-size="10pt" fo:language="en" fo:country="GB" style:font-size-asian="10pt" style:font-name-complex="Courier New2"/>
    </style:style>
    <style:style style:name="T11" style:family="text">
      <style:text-properties fo:language="en" fo:country="GB" style:font-name-complex="Arial1"/>
    </style:style>
    <style:style style:name="T12" style:family="text" style:parent-style-name="Source_20_Text">
      <style:text-properties fo:font-size="9pt" style:font-size-asian="9pt" style:font-size-complex="9pt"/>
    </style:style>
    <style:style style:name="T13" style:family="text">
      <style:text-properties fo:language="et" fo:country="EE" fo:font-weight="bold" style:font-weight-asian="bold"/>
    </style:style>
    <style:style style:name="T14" style:family="text">
      <style:text-properties fo:language="en" fo:country="GB" style:font-name-complex="Courier New2"/>
    </style:style>
    <style:style style:name="T15" style:family="text">
      <style:text-properties style:font-name="Courier New2" fo:language="en" fo:country="GB" style:font-name-complex="Courier New2"/>
    </style:style>
    <style:style style:name="T16" style:family="text">
      <style:text-properties style:font-name="Courier New2" fo:language="en" fo:country="GB" style:font-name-complex="Courier New2" style:font-style-complex="italic"/>
    </style:style>
    <style:style style:name="T17" style:family="text" style:parent-style-name="Source_20_Text">
      <style:text-properties fo:font-size="8pt" style:font-size-asian="8pt" style:font-size-complex="8pt"/>
    </style:style>
    <style:style style:name="T18" style:family="text" style:parent-style-name="Source_20_Text">
      <style:text-properties style:font-name="Courier New2" fo:font-size="8pt" fo:language="en" fo:country="GB" style:font-size-asian="8pt" style:font-name-complex="Courier New2" style:font-size-complex="8pt"/>
    </style:style>
    <style:style style:name="T19" style:family="text">
      <style:text-properties fo:font-size="8pt" style:font-size-asian="8pt" style:font-size-complex="8pt"/>
    </style:style>
    <style:style style:name="T20" style:family="text" style:parent-style-name="Source_20_Text">
      <style:text-properties style:font-name="Courier New2" fo:font-size="8pt" fo:language="en" fo:country="GB" fo:font-weight="bold" style:font-size-asian="8pt" style:font-weight-asian="bold" style:font-name-complex="Courier New2" style:font-size-complex="8pt"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Reporting Obligations Databas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Ander Tenno, TietoEnator<text:line-break/>Kaido Laine, TietoEnator<text:line-break/>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6</text:p>
          <text:p text:style-name="P1">Version 1.0</text:p>
        </draw:text-box>
      </draw:frame>
      <draw:frame draw:style-name="fr3" draw:name="ReportTypeFrame" text:anchor-type="page" text:anchor-page-number="1" svg:width="15.498cm" style:rel-width="100%" draw:z-index="4">
        <draw:text-box fo:min-height="0.499cm">
          <text:p text:style-name="P2"><text:bookmark-start text:name="topic"/><text:span text:style-name="T2">A</text:span><text:bookmark-end text:name="topic"/><text:span text:style-name="T2">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10-2006</text:p>
          </table:table-cell>
          <table:table-cell table:style-name="Versions-management.A2" office:value-type="string">
            <text:p text:style-name="Table_20_Contents">Copied from Detailed design</text:p>
          </table:table-cell>
          <table:table-cell table:style-name="Versions-management.A2" office:value-type="string">
            <text:p text:style-name="Table_20_Contents">Søren Roug</text:p>
          </table:table-cell>
        </table:table-row>
        <table:table-row>
          <table:table-cell table:style-name="Versions-management.A3" office:value-type="string">
            <text:p text:style-name="Table_20_Contents"/>
          </table:table-cell>
          <table:table-cell table:style-name="Versions-management.A3" office:value-type="string">
            <text:p text:style-name="Table_20_Contents"/>
          </table:table-cell>
          <table:table-cell table:style-name="Versions-management.A3" office:value-type="string">
            <text:p text:style-name="Table_20_Contents"/>
          </table:table-cell>
          <table:table-cell table:style-name="Versions-management.A3" office:value-type="string">
            <text:p text:style-name="Table_20_Contents"/>
          </table:table-cell>
        </table:table-row>
      </table:table>
      <text:p text:style-name="P5"/>
      <text:p text:style-name="P6">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stallation Guide<text:tab/> <text:a xlink:type="simple" xlink:href="#1.Installation Guide|outline" text:style-name="Default" text:visited-style-name="Default">4</text:a></text:p>
          <text:p text:style-name="P8">1.1. <text:s text:c="2"/>Installing MySQL<text:tab/><text:a xlink:type="simple" xlink:href="#1.1.Installing MySQL|outline" text:style-name="Default" text:visited-style-name="Default">4</text:a></text:p>
          <text:p text:style-name="P8">1.2. <text:s text:c="2"/>Running MySQL on Linux platform<text:tab/><text:a xlink:type="simple" xlink:href="#1.2.Running MySQL on Linux platform|outline" text:style-name="Default" text:visited-style-name="Default">4</text:a></text:p>
          <text:p text:style-name="P8">1.3. <text:s text:c="2"/>Loading the ROD database to MySQL<text:tab/><text:a xlink:type="simple" xlink:href="#1.3.Loading the ROD database to MySQL|outline" text:style-name="Default" text:visited-style-name="Default">5</text:a></text:p>
          <text:p text:style-name="P8">1.4. <text:s text:c="2"/>Installing Java run-time and Java development kit<text:tab/><text:a xlink:type="simple" xlink:href="#1.4.Installing Java run-time and Java development kit|outline" text:style-name="Default" text:visited-style-name="Default">6</text:a></text:p>
          <text:p text:style-name="P8">1.5. <text:s text:c="2"/>Installing JDBC database driver<text:tab/><text:a xlink:type="simple" xlink:href="#1.5.Installing JDBC database driver|outline" text:style-name="Default" text:visited-style-name="Default">6</text:a></text:p>
          <text:p text:style-name="P8">1.6. <text:s text:c="2"/>Installing Tomcat Servlet engine<text:tab/><text:a xlink:type="simple" xlink:href="#1.6.Installing Tomcat Servlet engine|outline" text:style-name="Default" text:visited-style-name="Default">6</text:a></text:p>
          <text:p text:style-name="P8">1.7. <text:s text:c="2"/>Running Tomcat servlet engine with its built-in HTTP server<text:tab/><text:a xlink:type="simple" xlink:href="#1.7.Running Tomcat servlet engine with its built-in HTTP server|outline" text:style-name="Default" text:visited-style-name="Default">7</text:a></text:p>
          <text:p text:style-name="P8">1.8. <text:s text:c="2"/>Installing ROD application software<text:tab/><text:a xlink:type="simple" xlink:href="#1.8.Installing ROD application software|outline" text:style-name="Default" text:visited-style-name="Default">7</text:a></text:p>
          <text:p text:style-name="P8">1.9. <text:s text:c="2"/>Installing ROD with ANT<text:tab/><text:a xlink:type="simple" xlink:href="#1.9.Installing ROD with ANT|outline" text:style-name="Default" text:visited-style-name="Default">9</text:a></text:p>
          <text:p text:style-name="P8">1.10. <text:s text:c="2"/>Properties<text:tab/><text:a xlink:type="simple" xlink:href="#1.10.Properties|outline" text:style-name="Default" text:visited-style-name="Default">10</text:a></text:p>
          <text:p text:style-name="P8">1.11. <text:s text:c="2"/>Setting up CAS user authentication<text:tab/><text:a xlink:type="simple" xlink:href="#1.11.Setting up CAS user authentication|outline" text:style-name="Default" text:visited-style-name="Default">17</text:a></text:p>
          <text:p text:style-name="P8">1.12. <text:s text:c="2"/>User Permissions<text:tab/><text:a xlink:type="simple" xlink:href="#1.12.User Permissions|outline" text:style-name="Default" text:visited-style-name="Default">18</text:a></text:p>
          <text:p text:style-name="P8">1.13. <text:s text:c="2"/>Scripts<text:tab/><text:a xlink:type="simple" xlink:href="#1.13.Scripts|outline" text:style-name="Default" text:visited-style-name="Default">20</text:a></text:p>
          <text:p text:style-name="P7">2. <text:s text:c="2"/>ROD <text:s/>application configuration<text:tab/> <text:a xlink:type="simple" xlink:href="#2.ROD  application configuration|outline" text:style-name="Default" text:visited-style-name="Default">21</text:a></text:p>
        </text:index-body>
      </text:table-of-content>
      <text:p text:style-name="Text_20_body"/>
      <text:list text:style-name="L1">
        <text:list-item>
          <text:h text:style-name="P9" text:outline-level="1">Installation Guide</text:h>
        </text:list-item>
      </text:list>
      <text:p text:style-name="Text_20_body">The ROD system consists of the following parts:</text:p>
      <text:list text:style-name="WW8Num69">
        <text:list-item text:start-value="1">
          <text:p text:style-name="P10">MySQL database server hosting ROD data (version 4 recommended)</text:p>
        </text:list-item>
        <text:list-item>
          <text:p text:style-name="P10">Resin or <text:s/>(preferably) Tomcat Web-server hosting ROD application servlets</text:p>
        </text:list-item>
        <text:list-item>
          <text:p text:style-name="P10">HTTP server (either Apache or Resin built-in HTTP server)</text:p>
        </text:list-item>
      </text:list>
      <text:h text:style-name="P11"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12"><text:a xlink:type="simple" xlink:href="http://www.mysql.com/Downloads/MySQL-3.23/mysql-3.23.28-gamma-pc-linux-gnu-i686.tar.gz"><text:span text:style-name="T3">http://www.mysql.com/Downloads/MySQL-3.23/mysql-3.23.28-gamma-pc-linux-gnu-i686.tar.gz</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12"><text:a xlink:type="simple" xlink:href="http://www.mysql.com/documentation/mysql/commented/manual.php?section=Installing_binary"><text:span text:style-name="T3">http://www.mysql.com/documentation/mysql/commented/manual.php?section=Installing_binary</text:span></text:a></text:p>
      <text:p text:style-name="Text_20_body">Installation Layouts</text:p>
      <text:p text:style-name="P12"><text:a xlink:type="simple" xlink:href="http://www.mysql.com/documentation/mysql/commented/manual.php?section=Installation_layouts"><text:span text:style-name="T3">http://www.mysql.com/documentation/mysql/commented/manual.php?section=Installation_layouts</text:span></text:a></text:p>
      <text:h text:style-name="P11" text:outline-level="2">Running MySQL on Linux platform</text:h>
      <text:p text:style-name="Text_20_body"><text:span text:style-name="T4">The Linux installation is usually located at </text:span><text:span text:style-name="T5">/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1" text:outline-level="2">Loading the ROD database to MySQL</text:h>
      <text:p text:style-name="Text_20_body"><text:span text:style-name="T4">1. Download the cleanrod.sql from the EEA’s SVN Server (details from Søren Roug) into temporary directory (e.q. </text:span><text:span text:style-name="T5">/tmp</text:span><text:span text:style-name="T4">)</text:span></text:p>
      <text:p text:style-name="Text_20_body"><text:span text:style-name="T4">2. As MySQL root user create the </text:span><text:span text:style-name="T5">ROD </text:span><text:span text:style-name="T4">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4">4. Load </text:span><text:span text:style-name="T5">ROD </text:span><text:span text:style-name="T4">table descriptions and data to the database:</text:span></text:p>
      <text:p text:style-name="Example">shell&gt; bin/mysql -u root -p ROD &lt; /tmp/cleanrod.sql</text:p>
      <text:p text:style-name="Text_20_body"/>
      <text:h text:style-name="P11"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4"><text:tab/></text:span><text:a xlink:type="simple" xlink:href="http://www.javasoft.com/j2se/1.3/download-linux.html"><text:span text:style-name="T3">http://www.javasoft.com/j2se/1.3/download-linux.html</text:span></text:a></text:p>
      <text:p text:style-name="Text_20_body"/>
      <text:p text:style-name="Text_20_body">For complete installation guide please see the following page:</text:p>
      <text:p text:style-name="Text_20_body"><text:span text:style-name="T4"><text:tab/></text:span><text:a xlink:type="simple" xlink:href="http://www.javasoft.com/j2se/1.3/install-linux-sdk.html"><text:span text:style-name="T3">http://www.javasoft.com/j2se/1.3/install-linux-sdk.html</text:span></text:a></text:p>
      <text:p text:style-name="Text_20_body"/>
      <text:h text:style-name="P11" text:outline-level="2">Installing JDBC database driver</text:h>
      <text:p text:style-name="Text_20_body">MM MySQL JDBC driver v. 1.2c can be downloaded from:</text:p>
      <text:p text:style-name="Text_20_body"><text:a xlink:type="simple" xlink:href="http://www.mysql.com/downloads/contrib.html"><text:span text:style-name="T3">http://www.mysql.com/downloads/contrib.html</text:span></text:a></text:p>
      <text:p text:style-name="Text_20_body"><text:span text:style-name="T4">Unpack the </text:span><text:span text:style-name="T5">mm.mysql.jdbc-1.2c.tar.gz</text:span><text:span text:style-name="T4"> archive (e.g into </text:span><text:span text:style-name="T5">/usr/local</text:span><text:span text:style-name="T4">) and set the environment variable CLASSPATH to include driver file like: <text:s/>/</text:span><text:span text:style-name="T5">usr/local/mm.mysql.jdbc-1.2c/mysql_uncomp.jar</text:span></text:p>
      <text:p text:style-name="Text_20_body">Note, that <text:span text:style-name="Variable">CLASSPATH</text:span> variable has to be set in the environment, where the Resin Web-server is running.</text:p>
      <text:h text:style-name="P11" text:outline-level="2">Installing Tomcat Servlet engine</text:h>
      <text:p text:style-name="Text_20_body"><text:span text:style-name="T4">The source can be downloaded from: </text:span><text:a xlink:type="simple" xlink:href="http://apache.ut.ee/dist/jakarta/tomcat-4/source/"><text:span text:style-name="T3">http://apache.ut.ee/dist/jakarta/tomcat-4/source/</text:span></text:a></text:p>
      <text:p text:style-name="Text_20_body"><text:span text:style-name="T4">The binary version (currently 4.1.24) is available at: </text:span><text:a xlink:type="simple" xlink:href="http://jakarta.apache.org/builds/jakarta-tomcat-4.0/release/v4.1.24/"><text:span text:style-name="T3">http://jakarta.apache.org/builds/jakarta-tomcat-4.0/release/v4.1.24/</text:span></text:a></text:p>
      <text:p text:style-name="Text_20_body">To install Tomcat Web server, the archive has to be unpacked:</text:p>
      <text:p text:style-name="Example">shell&gt; cd /usr/local</text:p>
      <text:p text:style-name="Example">shell&gt; tar zxvf jakarta-tomcat-1.1.24.tar.gz</text:p>
      <text:h text:style-name="P11" text:outline-level="2">Running Tomcat servlet engine with its built-in HTTP server</text:h>
      <text:p text:style-name="Text_20_body"><text:span text:style-name="T4">To start running the Tomcat HTTP server, you need to start the </text:span><text:span text:style-name="T5">startup.sh</text:span><text:span text:style-name="T4"> in the </text:span><text:span text:style-name="T5">/usr/local/jakarta-tomcat-4.1.18/bin</text:span><text:span text:style-name="T4"> directory:</text:span></text:p>
      <text:p text:style-name="Example">shell&gt; /usr/local/jakarta-tomcat-4.1.18/startup.sh </text:p>
      <text:p text:style-name="Text_20_body">To stop Tomcat: </text:p>
      <text:p text:style-name="Example">shell&gt; /usr/local/jakarta-tomcat-4.1.18/shutdown.sh </text:p>
      <text:h text:style-name="P11" text:outline-level="2">Installing ROD application software</text:h>
      <text:p text:style-name="Text_20_body">The latest version of the package can be downloaded from the EEA’s SVN server (details from Søren Roug)</text:p>
      <text:p text:style-name="Text_20_body"><text:span text:style-name="T4">It is recommended to transfer the files into the </text:span><text:span text:style-name="T6">/home</text:span><text:span text:style-name="T4"> directory.</text:span></text:p>
      <text:p text:style-name="Text_20_body">The directory structure of application software is as follows:</text:p>
      <text:list text:style-name="WW8Num62">
        <text:list-item>
          <text:p text:style-name="P13"><text:span text:style-name="T6">ROD</text:span><text:span text:style-name="T4"> - root directory, contains no files but the following subdirectories</text:span></text:p>
        </text:list-item>
      </text:list>
      <text:list text:style-name="WW8Num54">
        <text:list-item>
          <text:p text:style-name="P14"><text:span text:style-name="Source_20_Text">public</text:span></text:p>
        </text:list-item>
        <text:list-item>
          <text:p text:style-name="P15"><text:span text:style-name="Source_20_Text">app</text:span></text:p>
        </text:list-item>
        <text:list-item>
          <text:p text:style-name="P15"><text:span text:style-name="Source_20_Text">Web-inf</text:span></text:p>
        </text:list-item>
        <text:list-item>
          <text:p text:style-name="P14"><text:span text:style-name="Source_20_Text">src</text:span></text:p>
        </text:list-item>
      </text:list>
      <text:list text:style-name="WW8Num45">
        <text:list-item>
          <text:p text:style-name="P16"><text:span text:style-name="T6">public/app </text:span><text:span text:style-name="T4">directory contains all the files, that are not visible to the user and are involved in web-interface</text:span></text:p>
        </text:list-item>
      </text:list>
      <text:list text:style-name="WW8Num54">
        <text:list-item text:start-value="1">
          <text:p text:style-name="P14"><text:span text:style-name="T6">.xsl</text:span><text:span text:style-name="T4"> files</text:span></text:p>
        </text:list-item>
        <text:list-item>
          <text:p text:style-name="P14"><text:span text:style-name="T6">.xml</text:span><text:span text:style-name="T4"> files (with *.xrs extension)</text:span></text:p>
        </text:list-item>
      </text:list>
      <text:list text:style-name="WW8Num45">
        <text:list-item text:start-value="1">
          <text:p text:style-name="P16"><text:span text:style-name="T6">public</text:span><text:span text:style-name="T4"> directory contains all the subfolders and files, that are visible to the user and are involved in web-interface. Data suppliers must have *write* rights in this folder.</text:span></text:p>
        </text:list-item>
      </text:list>
      <text:list text:style-name="WW8Num54">
        <text:list-item text:start-value="1">
          <text:p text:style-name="P14">images</text:p>
        </text:list-item>
        <text:list-item>
          <text:p text:style-name="P14"><text:span text:style-name="T6">.html</text:span><text:span text:style-name="T4"> files</text:span></text:p>
        </text:list-item>
        <text:list-item>
          <text:p text:style-name="P14"><text:span text:style-name="T6">.css</text:span><text:span text:style-name="T4"> files</text:span></text:p>
        </text:list-item>
      </text:list>
      <text:list text:style-name="WW8Num91">
        <text:list-item>
          <text:p text:style-name="P17"><text:span text:style-name="T6">src</text:span><text:span text:style-name="T4"> directory consists of *.java source files used in the application</text:span></text:p>
        </text:list-item>
      </text:list>
      <text:list text:style-name="WW8Num86">
        <text:list-item>
          <text:p text:style-name="P18">eionet</text:p>
        </text:list-item>
        <text:list-item>
          <text:p text:style-name="P19">rod</text:p>
        </text:list-item>
        <text:list-item>
          <text:p text:style-name="P20">.java</text:p>
        </text:list-item>
      </text:list>
      <text:list text:style-name="WW8Num91">
        <text:list-item text:start-value="1">
          <text:p text:style-name="P17"><text:span text:style-name="T6">public/WEB-INF </text:span><text:span text:style-name="T4">is a</text:span><text:span text:style-name="T6"> </text:span><text:span text:style-name="T4">directory containing subdirectories for ROD Java classes and servlets. Includes library classes (packed into .jar files) that the application classes will need:</text:span></text:p>
        </text:list-item>
      </text:list>
      <text:list text:style-name="WW8Num80">
        <text:list-item>
          <text:p text:style-name="P21">eionet</text:p>
        </text:list-item>
        <text:list-item>
          <text:p text:style-name="P21">rod</text:p>
        </text:list-item>
        <text:list-item>
          <text:p text:style-name="P22">.class</text:p>
        </text:list-item>
        <text:list-item>
          <text:p text:style-name="P23">activation.jar</text:p>
        </text:list-item>
        <text:list-item>
          <text:p text:style-name="P23">castor.jar</text:p>
        </text:list-item>
        <text:list-item>
          <text:p text:style-name="P23">eionet-dir.jar</text:p>
        </text:list-item>
        <text:list-item>
          <text:p text:style-name="P23">jndi.jar</text:p>
        </text:list-item>
        <text:list-item>
          <text:p text:style-name="P23">ldap.jar</text:p>
        </text:list-item>
        <text:list-item>
          <text:p text:style-name="P23">log4j.jar</text:p>
        </text:list-item>
        <text:list-item>
          <text:p text:style-name="P23">mail.jar</text:p>
        </text:list-item>
        <text:list-item>
          <text:p text:style-name="P23">providerutil.jar</text:p>
        </text:list-item>
        <text:list-item>
          <text:p text:style-name="P23">rod.jar</text:p>
        </text:list-item>
        <text:list-item>
          <text:p text:style-name="P23">soap.jar</text:p>
        </text:list-item>
        <text:list-item>
          <text:p text:style-name="P23">tomcat-util.jar</text:p>
        </text:list-item>
        <text:list-item>
          <text:p text:style-name="P23">uit-client.jar</text:p>
        </text:list-item>
        <text:list-item>
          <text:p text:style-name="P23">uit-definition.jar</text:p>
        </text:list-item>
        <text:list-item>
          <text:p text:style-name="P23">uit-help.jar</text:p>
        </text:list-item>
        <text:list-item>
          <text:p text:style-name="P23">uit-security.jar</text:p>
        </text:list-item>
        <text:list-item>
          <text:p text:style-name="P23">uit-server.jar</text:p>
        </text:list-item>
        <text:list-item>
          <text:p text:style-name="P23">xalan-j2-2.6.0.jar</text:p>
        </text:list-item>
        <text:list-item>
          <text:p text:style-name="P23">xerces.jar</text:p>
        </text:list-item>
        <text:list-item>
          <text:p text:style-name="P23">xmlrpc.jar</text:p>
        </text:list-item>
        <text:list-item>
          <text:p text:style-name="P23">xmlserver.jar</text:p>
        </text:list-item>
      </text:list>
      <text:list text:style-name="WW8Num45">
        <text:list-item text:start-value="1">
          <text:p text:style-name="P16"><text:span text:style-name="T6">images </text:span><text:span text:style-name="T4">directory contains all the graphics files. <text:s/></text:span></text:p>
        </text:list-item>
      </text:list>
      <text:list text:style-name="WW8Num54">
        <text:list-item text:start-value="1">
          <text:p text:style-name="P14"><text:span text:style-name="T6">.gif</text:span><text:span text:style-name="T4"> files</text:span></text:p>
        </text:list-item>
        <text:list-item>
          <text:p text:style-name="P14"><text:span text:style-name="T6">.jpg</text:span><text:span text:style-name="T4"> files</text:span></text:p>
        </text:list-item>
        <text:list-item>
          <text:p text:style-name="P14"><text:span text:style-name="T6">.png</text:span><text:span text:style-name="T4"> files</text:span></text:p>
        </text:list-item>
      </text:list>
      <text:p text:style-name="Text_20_body"><text:span text:style-name="T4">Before you can run ROD you need to set up the ROD configuration file for Resin or (preferably) Tomcat. ROD specific configuration files are in the </text:span><text:span text:style-name="T6">ROD/resin-conf </text:span><text:span text:style-name="T4">directory and it is named </text:span><text:span text:style-name="T6">resin.conf for resin configuration file and web.xml and services.xml for Tomcat configuration files</text:span><text:span text:style-name="T4">. For contents of the files please refer to Appendix A in this document.</text:span></text:p>
      <text:h text:style-name="P11"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7">Build.xml can be found from the root directory of ROD. The default target of the ant call is </text:span><text:span text:style-name="T8">install</text:span><text:span text:style-name="T7">, which does the following – creates the folders, copies files and compiles all the classes. The mandatory command-line argument </text:span><text:span text:style-name="T8">prefix</text:span><text:span text:style-name="T7"> should be defined in the ant call. It refers to the directory, where the application will be installed. Usually it is webapps directory of Tomcat. The ant call looks like as follows:</text:span></text:p>
      <text:p text:style-name="Example"><text:span text:style-name="Example">ant –Dprefix=/home/www/webs install</text:span></text:p>
      <text:p text:style-name="Text_20_body">Other useful targets are:</text:p>
      <text:p text:style-name="Text_20_body"><text:span text:style-name="T9">clean</text:span><text:span text:style-name="T7"> <text:s/>- this target removes all compiled java classes from the build.dir, but does not touch the rest (jsp, html, xml, stylesheets)</text:span></text:p>
      <text:p text:style-name="Text_20_body"><text:span text:style-name="T9">compile - </text:span><text:span text:style-name="T7">compiles all classes</text:span></text:p>
      <text:p text:style-name="Text_20_body"><text:span text:style-name="T9">checkProps</text:span><text:span text:style-name="T7"> – checks if any of the properties is missing</text:span></text:p>
      <text:p text:style-name="Text_20_body"/>
      <text:p text:style-name="Text_20_body"><text:span text:style-name="T7">Additional optional argument during is </text:span><text:span text:style-name="T9">vhost. </text:span><text:span text:style-name="T7"><text:s/>If this property is defined, the application will be installed as a new virtual host. Otherwise it is installed under webapps folder under existing virtual host.</text:span></text:p>
      <text:h text:style-name="P11" text:outline-level="2">Properties</text:h>
      <text:p text:style-name="Text_20_body"><text:span text:style-name="T4">Properties files must be copied into </text:span><text:span text:style-name="T10">public/WEB-INF/classes</text:span><text:span text:style-name="T4"> folder </text:span>rod.properties.</text:p>
      <text:p text:style-name="Text_20_body"><text:span text:style-name="T4">ROD application specific properties must be set in file </text:span><text:span text:style-name="T10">rod.properties </text:span><text:span text:style-name="T11">Descriptions and example values of different properties are given below.</text:span></text:p>
      <text:p text:style-name="Example"># settings for ROD urls, used in generated RDF files</text:p>
      <text:p text:style-name="Example">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4">The settings, related to Access Control Mechanism and public RPC services are given in file </text:span><text:span text:style-name="T10">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
      <text:p text:style-name="Heading_20_8">eionetdir.properties</text:p>
      <text:p text:style-name="Text_20_body">The settings, related to Eionet directory are described in this file. Some of them may need adjustment.</text:p>
      <text:p text:style-name="Example"># LDAP service settings</text:p>
      <text:p text:style-name="Example"># !!! NEEDS ADJUSTEMENT !!!</text:p>
      <text:p text:style-name="Example">ldap.url=ldap://eea.eionet.europa.eu:8978/</text:p>
      <text:p text:style-name="Example"># !!! NEED ADJUSTEMENT, WHEN CIRCA IS UPGRADED TO 3.1</text:p>
      <text:p text:style-name="Example">circa.version=2.5</text:p>
      <text:p text:style-name="Example"># Circa 3.1, not used in 2.5 implementation</text:p>
      <text:p text:style-name="Example">ldap.user.context=ou=DATA,ou=tango,o=IRCUSERS,l=CIRCA</text:p>
      <text:p text:style-name="Example"># Circa 3.1, not used in 2.5 implementation</text:p>
      <text:p text:style-name="Example">ldap.domain=circa</text:p>
      <text:p text:style-name="Example"># Circa v3.1</text:p>
      <text:p text:style-name="Example">#ldap.attr.rolename=ou</text:p>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ro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4">Copy the Eionet CA certificate from <text:a xlink:type="simple" xlink:href="http://www.eionet.europa.eu/certificates/eionet-ca.cer">http://www.eionet.europa.eu/certificates/eionet-ca.cer</text:a> to a temporary directory</text:p>
        </text:list-item>
        <text:list-item>
          <text:p text:style-name="P24">Import tomcat certificate from the eionet-ca.car file into default keystore of the trusted certificates for each JVM. <text:span text:style-name="T12">$JAVA_HOME/bin/keytool -import -file eionet-ca.cer -alias eionetca -keystore $JAVA_HOME/jre/lib/security/cacerts</text:span><text:span text:style-name="Source_20_Text"> </text:span>This certificate will be added under alias "eionetca".</text:p>
        </text:list-item>
      </text:list>
      <text:p text:style-name="P25"><text:span text:style-name="T7">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13">whatever</text:span><text:span text:style-name="T7">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13">eionetLoginCookieDomain</text:span><text:span text:style-name="T7">"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P11"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c:Control</text:span></text:p>
      <text:p text:style-name="Example"><text:span text:style-name="Example">hc:Help Control</text:span></text:p>
      <text:p text:style-name="P25"/>
      <text:p text:style-name="Heading_20_8">rod.group</text:p>
      <text:p text:style-name="Text_20_body"><text:span text:style-name="T4">In this file the local groups and members can be added and removed. The format for the file row is:</text:span><text:span text:style-name="T10"> [group_name]:[member1],[member2],…,[memberN] </text:span><text:span text:style-name="T14">where member names are user names in Eionet User Directory.</text:span></text:p>
      <text:p text:style-name="Text_20_body">Example:</text:p>
      <text:p text:style-name="Example"><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pan text:style-name="Example">user:haigh:c</text:span></text:p>
      <text:p text:style-name="Text_20_body"><text:span text:style-name="Example"/></text:p>
      <text:p text:style-name="Heading_20_8">Permissions: </text:p>
      <text:p text:style-name="P25">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26"><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15">_.acl , _obligations.acl, _instruments.acl, </text:span><text:span text:style-name="T16">_Admin_.acl, _Admin_Helptext</text:span><text:span text:style-name="T15">.acl, <text:s/>_Admin_Harvest.acl, _Client.acl, _localgroups.acl</text:span></text:p>
      <text:p text:style-name="P26"><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27" text:outline-level="2">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4">Usage: </text:span><text:span text:style-name="T10">harvest.sh {0|1|2} <text:line-break/></text:span><text:span text:style-name="T4"><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h text:style-name="P28" text:outline-level="1">ROD <text:s/>application configuration</text:h>
      <text:p text:style-name="Text_20_body">Context tag to be added to server.xml</text:p>
      <text:p text:style-name="Example"><text:span text:style-name="T17">&lt;!-- !!!!!!!!!!! WEBROD !!!!!!!!!!!!!!!! --&gt;</text:span></text:p>
      <text:p text:style-name="Example"><text:span text:style-name="T17">&lt;Service&gt;</text:span></text:p>
      <text:p text:style-name="Example"><text:span text:style-name="T17"><text:tab/>&lt;Engine&gt;</text:span></text:p>
      <text:p text:style-name="Example"><text:span text:style-name="T17"><text:tab/>&lt;Host&gt;</text:span></text:p>
      <text:p text:style-name="Example"><text:span text:style-name="T17">&lt;!—- ROD specific --&gt; <text:s/></text:span></text:p>
      <text:p text:style-name="Example"><text:span text:style-name="T17">&lt;Context path="/webrod" docBase="webrod" debug="0" reloadable="true" crossContext="true"&gt;</text:span></text:p>
      <text:p text:style-name="Example"><text:span text:style-name="T17"/></text:p>
      <text:p text:style-name="Example"><text:span text:style-name="T17">&lt;Logger className="org.apache.catalina.logger.FileLogger" prefix="rod_log." suffix=".log" <text:tab/> <text:s/>timestamp="true"/&gt;</text:span></text:p>
      <text:p text:style-name="Example"><text:span text:style-name="T17">&lt;Resource name="jdbc/webrod" auth="Container" type="javax.sql.DataSource"/&gt;</text:span></text:p>
      <text:p text:style-name="Example"><text:span text:style-name="T17">&lt;ResourceParams name="jdbc/webrod"&gt;</text:span></text:p>
      <text:p text:style-name="Example"><text:span text:style-name="T17"><text:tab/> <text:s text:c="11"/>&lt;parameter&gt;&lt;name&gt;factory&lt;/name&gt;&lt;value&gt;org.apache.commons.dbcp.BasicDataSourceFactory&lt;/value&gt;&lt;/parameter&gt;</text:span></text:p>
      <text:p text:style-name="Example"><text:span text:style-name="T17">&lt;!-- Maximum number of dB connections in pool. Make sure you configure your mysqld max_connections large enough to handle all of your db connections. Set to 0 for no limit. --&gt;</text:span></text:p>
      <text:p text:style-name="Example"><text:span text:style-name="T17"><text:tab/> <text:s text:c="11"/>&lt;parameter&gt;&lt;name&gt;maxActive&lt;/name&gt;&lt;value&gt;100&lt;/value&gt;&lt;/parameter&gt;</text:span></text:p>
      <text:p text:style-name="Example"><text:span text:style-name="T17">&lt;!-- Maximum number of idle dB connections to retain in pool. Set to 0 for no limit. --&gt;</text:span></text:p>
      <text:p text:style-name="Example"><text:span text:style-name="T17"><text:tab/><text:tab/> <text:s text:c="9"/>&lt;parameter&gt;&lt;name&gt;maxIdle&lt;/name&gt;&lt;value&gt;30&lt;/value&gt;&lt;/parameter&gt;</text:span></text:p>
      <text:p text:style-name="Example"><text:span text:style-name="T17">&lt;!-- Maximum time to wait for a dB connection to become available in ms, in this example 10 seconds. An Exception is thrown if this timeout is exceeded. <text:s/>Set to -1 to wait indefinitely. --&gt;</text:span></text:p>
      <text:p text:style-name="Example"><text:span text:style-name="T17"><text:tab/><text:tab/><text:tab/><text:tab/><text:tab/><text:tab/>&lt;parameter&gt;&lt;name&gt;maxWait&lt;/name&gt;&lt;value&gt;10000&lt;/value&gt;&lt;/parameter&gt;</text:span></text:p>
      <text:p text:style-name="Example"><text:span text:style-name="T17">&lt;!-- MySQL dB username and password for dB connections <text:s/>--&gt;</text:span></text:p>
      <text:p text:style-name="Example"><text:span text:style-name="T18">&lt;parameter&gt;&lt;name&gt;username&lt;/name&gt;&lt;value&gt;</text:span><text:span text:style-name="T19">[ mysql:username ]</text:span><text:span text:style-name="T18">&lt;/value&gt;&lt;/parameter&gt;</text:span></text:p>
      <text:p text:style-name="Example"><text:span text:style-name="T18">&lt;parameter&gt;&lt;name&gt;password&lt;/name&gt;&lt;value&gt;</text:span><text:span text:style-name="T20">[ mysql:pwd ]</text:span><text:span text:style-name="T18">&lt;/value&gt;&lt;/parameter&gt;</text:span></text:p>
      <text:p text:style-name="Example"><text:span text:style-name="T17">&lt;!-- Class name for mm.mysql JDBC driver --&gt;</text:span></text:p>
      <text:p text:style-name="Example"><text:span text:style-name="T17"><text:tab/><text:tab/><text:tab/> <text:s text:c="7"/>&lt;parameter&gt;&lt;name&gt;driverClassName&lt;/name&gt;&lt;value&gt;org.gjt.mm.mysql.Driver&lt;/value&gt;&lt;/parameter&gt;</text:span></text:p>
      <text:p text:style-name="Example"><text:span text:style-name="T17">&lt;!-- The JDBC connection url for connecting to your MySQL dB. --&gt;</text:span></text:p>
      <text:p text:style-name="Example"><text:span text:style-name="T17"><text:tab/> <text:s text:c="11"/>&lt;parameter&gt;&lt;name&gt;url&lt;/name&gt;</text:span></text:p>
      <text:p text:style-name="Example"><text:span text:style-name="T18"><text:tab/>&lt;value&gt;jdbc:mysql:</text:span><text:span text:style-name="T20">[host]</text:span><text:span text:style-name="T18">:</text:span><text:span text:style-name="T20">[port]</text:span><text:span text:style-name="T18">/</text:span><text:span text:style-name="T20">[WebROD]?autoReconnect=true</text:span><text:span text:style-name="T18">&lt;/value&gt;</text:span></text:p>
      <text:p text:style-name="Example"><text:span text:style-name="T17">&lt;/parameter&gt;</text:span></text:p>
      <text:p text:style-name="Example"><text:span text:style-name="T17"><text:s text:c="10"/>&lt;/ResourceParams&gt;</text:span></text:p>
      <text:p text:style-name="Example"><text:span text:style-name="T17"/></text:p>
      <text:p text:style-name="Example"><text:span text:style-name="T17"/></text:p>
      <text:p text:style-name="Example"><text:span text:style-name="T17">&lt;/Context&gt;</text:span></text:p>
      <text:p text:style-name="Example"><text:span text:style-name="T17">&lt;!-- ROD specific end --&gt;</text:span></text:p>
      <text:p text:style-name="Example"><text:span text:style-name="T17"/></text:p>
      <text:p text:style-name="Example"><text:span text:style-name="T17">&lt;/Host&gt;</text:span></text:p>
      <text:p text:style-name="Example"><text:span text:style-name="T17">&lt;/Engine&gt;</text:span></text:p>
      <text:p text:style-name="Example"><text:span text:style-name="T17">&lt;/Service&gt;</text:span></text:p>
      <text:p text:style-name="Text_20_body"/>
      <text:p text:style-name="Text_20_body"/>
      <text:p text:style-name="Text_20_body">web.xml to be placed into public/WEB-INF folder</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text:tab/>&lt;display-name&gt;ROD&lt;/display-name&gt;</text:p>
      <text:p text:style-name="XML_20_Listing"><text:tab/>&lt;description&gt;EIONET ROD application&lt;/description&gt;</text:p>
      <text:p text:style-name="XML_20_Listing"><text:tab/>&lt;context-param&gt;</text:p>
      <text:p text:style-name="XML_20_Listing"><text:tab/><text:tab/>&lt;param-name&gt;application-name&lt;/param-name&gt;</text:p>
      <text:p text:style-name="XML_20_Listing"><text:tab/><text:tab/>&lt;param-value&gt;webrod&lt;/param-value&gt;</text:p>
      <text:p text:style-name="XML_20_Listing"><text:tab/>&lt;/context-param&gt;</text:p>
      <text:p text:style-name="XML_20_Listing"><text:tab/>&lt;context-param&gt;</text:p>
      <text:p text:style-name="XML_20_Listing"><text:tab/><text:tab/>&lt;param-name&gt;log-level&lt;/param-name&gt;</text:p>
      <text:p text:style-name="XML_20_Listing"><text:tab/><text:tab/>&lt;param-value&gt;4&lt;/param-value&gt;</text:p>
      <text:p text:style-name="XML_20_Listing"><text:tab/>&lt;/context-param&gt;</text:p>
      <text:p text:style-name="XML_20_Listing"><text:tab/>&lt;context-param&gt;</text:p>
      <text:p text:style-name="XML_20_Listing"><text:tab/><text:tab/>&lt;param-name&gt;module-cache&lt;/param-name&gt;</text:p>
      <text:p text:style-name="XML_20_Listing"><text:tab/><text:tab/>&lt;param-value&gt;com.tee.xmlserver.tomcat.TCCache&lt;/param-value&gt;</text:p>
      <text:p text:style-name="XML_20_Listing"><text:tab/>&lt;/context-param&gt;</text:p>
      <text:p text:style-name="XML_20_Listing"><text:tab/>&lt;context-param&gt;</text:p>
      <text:p text:style-name="XML_20_Listing"><text:tab/><text:tab/>&lt;param-name&gt;module-db_pool&lt;/param-name&gt;</text:p>
      <text:p text:style-name="XML_20_Listing"><text:tab/><text:tab/>&lt;param-value&gt;com.tee.xmlserver.tomcat.TCDBPool&lt;/param-value&gt;</text:p>
      <text:p text:style-name="XML_20_Listing"><text:tab/>&lt;/context-param&gt;</text:p>
      <text:p text:style-name="XML_20_Listing"><text:tab/>&lt;context-param&gt;</text:p>
      <text:p text:style-name="XML_20_Listing"><text:tab/><text:tab/>&lt;param-name&gt;authenticator&lt;/param-name&gt;</text:p>
      <text:p text:style-name="XML_20_Listing"><text:tab/><text:tab/>&lt;param-value&gt;eionet.rod.ROUser&lt;/param-value&gt;</text:p>
      <text:p text:style-name="XML_20_Listing"><text:tab/>&lt;/context-param&gt;</text:p>
      <text:p text:style-name="XML_20_Listing"><text:tab/>&lt;context-param&gt;</text:p>
      <text:p text:style-name="XML_20_Listing"><text:tab/><text:tab/>&lt;param-name&gt;login-error-page&lt;/param-name&gt;</text:p>
      <text:p text:style-name="XML_20_Listing"><text:tab/><text:tab/>&lt;param-value&gt;error.html&lt;/param-value&gt;</text:p>
      <text:p text:style-name="XML_20_Listing"><text:tab/>&lt;/context-param&gt;</text:p>
      <text:p text:style-name="XML_20_Listing"><text:tab/>&lt;context-param&gt;</text:p>
      <text:p text:style-name="XML_20_Listing"><text:tab/><text:tab/>&lt;param-name&gt;app_cache&lt;/param-name&gt;</text:p>
      <text:p text:style-name="XML_20_Listing"><text:tab/><text:tab/>&lt;param-value&gt;eionet.rod.ROCache&lt;/param-value&gt;</text:p>
      <text:p text:style-name="XML_20_Listing"><text:tab/>&lt;/context-param&gt;</text:p>
      <text:p text:style-name="XML_20_Listing"><text:tab/>&lt;servlet&gt;</text:p>
      <text:p text:style-name="XML_20_Listing"><text:tab/><text:tab/>&lt;servlet-name&gt;gentext&lt;/servlet-name&gt;</text:p>
      <text:p text:style-name="XML_20_Listing"><text:tab/><text:tab/>&lt;servlet-class&gt;eionet.rod.TxtServlet&lt;/servlet-class&gt;</text:p>
      <text:p text:style-name="XML_20_Listing"><text:tab/>&lt;/servlet&gt;</text:p>
      <text:p text:style-name="XML_20_Listing"><text:tab/>&lt;servlet&gt;</text:p>
      <text:p text:style-name="XML_20_Listing"><text:tab/><text:tab/>&lt;servlet-name&gt;indicator&lt;/servlet-name&gt;</text:p>
      <text:p text:style-name="XML_20_Listing"><text:tab/><text:tab/>&lt;servlet-class&gt;eionet.rod.Indicator&lt;/servlet-class&gt;</text:p>
      <text:p text:style-name="XML_20_Listing"><text:tab/>&lt;/servlet&gt;</text:p>
      <text:p text:style-name="XML_20_Listing"><text:tab/>&lt;servlet&gt;</text:p>
      <text:p text:style-name="XML_20_Listing"><text:tab/><text:tab/>&lt;servlet-name&gt;analysis&lt;/servlet-name&gt;</text:p>
      <text:p text:style-name="XML_20_Listing"><text:tab/><text:tab/>&lt;servlet-class&gt;eionet.rod.Analysis&lt;/servlet-class&gt;</text:p>
      <text:p text:style-name="XML_20_Listing"><text:tab/>&lt;/servlet&gt;</text:p>
      <text:p text:style-name="XML_20_Listing"><text:tab/>&lt;servlet&gt;</text:p>
      <text:p text:style-name="XML_20_Listing"><text:tab/><text:tab/>&lt;servlet-name&gt;index&lt;/servlet-name&gt;</text:p>
      <text:p text:style-name="XML_20_Listing"><text:tab/><text:tab/>&lt;servlet-class&gt;eionet.rod.Index&lt;/servlet-class&gt;</text:p>
      <text:p text:style-name="XML_20_Listing"><text:tab/>&lt;/servlet&gt;</text:p>
      <text:p text:style-name="XML_20_Listing"><text:tab/>&lt;servlet&gt;</text:p>
      <text:p text:style-name="XML_20_Listing"><text:tab/><text:tab/>&lt;servlet-name&gt;viewhelp&lt;/servlet-name&gt;</text:p>
      <text:p text:style-name="XML_20_Listing"><text:tab/><text:tab/>&lt;servlet-class&gt;eionet.rod.ViewHelp&lt;/servlet-class&gt;</text:p>
      <text:p text:style-name="XML_20_Listing"><text:tab/>&lt;/servlet&gt;</text:p>
      <text:p text:style-name="XML_20_Listing"><text:tab/>&lt;servlet&gt;</text:p>
      <text:p text:style-name="XML_20_Listing"><text:tab/><text:tab/>&lt;servlet-name&gt;help&lt;/servlet-name&gt;</text:p>
      <text:p text:style-name="XML_20_Listing"><text:tab/><text:tab/>&lt;servlet-class&gt;eionet.rod.Help&lt;/servlet-class&gt;</text:p>
      <text:p text:style-name="XML_20_Listing"><text:tab/>&lt;/servlet&gt;</text:p>
      <text:p text:style-name="XML_20_Listing"><text:tab/>&lt;servlet&gt;</text:p>
      <text:p text:style-name="XML_20_Listing"><text:tab/><text:tab/>&lt;servlet-name&gt;client&lt;/servlet-name&gt;</text:p>
      <text:p text:style-name="XML_20_Listing"><text:tab/><text:tab/>&lt;servlet-class&gt;eionet.rod.Client&lt;/servlet-class&gt;</text:p>
      <text:p text:style-name="XML_20_Listing"><text:tab/>&lt;/servlet&gt;</text:p>
      <text:p text:style-name="XML_20_Listing"><text:tab/>&lt;servlet&gt;</text:p>
      <text:p text:style-name="XML_20_Listing"><text:tab/><text:tab/>&lt;servlet-name&gt;addclient&lt;/servlet-name&gt;</text:p>
      <text:p text:style-name="XML_20_Listing"><text:tab/><text:tab/>&lt;servlet-class&gt;eionet.rod.AddClient&lt;/servlet-class&gt;</text:p>
      <text:p text:style-name="XML_20_Listing"><text:tab/>&lt;/servlet&gt;</text:p>
      <text:p text:style-name="XML_20_Listing"><text:tab/>&lt;servlet&gt;</text:p>
      <text:p text:style-name="XML_20_Listing"><text:tab/><text:tab/>&lt;servlet-name&gt;csindex&lt;/servlet-name&gt;</text:p>
      <text:p text:style-name="XML_20_Listing"><text:tab/><text:tab/>&lt;servlet-class&gt;eionet.rod.countrysrv.servlets.Index&lt;/servlet-class&gt;</text:p>
      <text:p text:style-name="XML_20_Listing"><text:tab/>&lt;/servlet&gt;</text:p>
      <text:p text:style-name="XML_20_Listing"><text:tab/>&lt;servlet&gt;</text:p>
      <text:p text:style-name="XML_20_Listing"><text:tab/><text:tab/>&lt;servlet-name&gt;csmain&lt;/servlet-name&gt;</text:p>
      <text:p text:style-name="XML_20_Listing"><text:tab/><text:tab/>&lt;servlet-class&gt;eionet.rod.countrysrv.servlets.Main&lt;/servlet-class&gt;</text:p>
      <text:p text:style-name="XML_20_Listing"><text:tab/>&lt;/servlet&gt;</text:p>
      <text:p text:style-name="XML_20_Listing"><text:tab/>&lt;servlet&gt;</text:p>
      <text:p text:style-name="XML_20_Listing"><text:tab/><text:tab/>&lt;servlet-name&gt;csdeliveries&lt;/servlet-name&gt;</text:p>
      <text:p text:style-name="XML_20_Listing"><text:tab/><text:tab/>&lt;servlet-class&gt;eionet.rod.countrysrv.servlets.Deliveries&lt;/servlet-class&gt;</text:p>
      <text:p text:style-name="XML_20_Listing"><text:tab/>&lt;/servlet&gt;</text:p>
      <text:p text:style-name="XML_20_Listing"><text:tab/>&lt;servlet&gt;</text:p>
      <text:p text:style-name="XML_20_Listing"><text:tab/><text:tab/>&lt;servlet-name&gt;cssearch&lt;/servlet-name&gt;</text:p>
      <text:p text:style-name="XML_20_Listing"><text:tab/><text:tab/>&lt;servlet-class&gt;eionet.rod.countrysrv.servlets.Search&lt;/servlet-class&gt;</text:p>
      <text:p text:style-name="XML_20_Listing"><text:tab/>&lt;/servlet&gt;</text:p>
      <text:p text:style-name="XML_20_Listing"><text:tab/>&lt;servlet&gt;</text:p>
      <text:p text:style-name="XML_20_Listing"><text:tab/><text:tab/>&lt;servlet-name&gt;rpcrouter&lt;/servlet-name&gt;</text:p>
      <text:p text:style-name="XML_20_Listing"><text:tab/><text:tab/>&lt;servlet-class&gt;com.tee.uit.servlets.XmlRpcRouter&lt;/servlet-class&gt;</text:p>
      <text:p text:style-name="XML_20_Listing"><text:tab/>&lt;/servlet&gt;</text:p>
      <text:p text:style-name="XML_20_Listing"><text:tab/>&lt;servlet&gt;</text:p>
      <text:p text:style-name="XML_20_Listing"><text:tab/><text:tab/>&lt;servlet-name&gt;soaprouter&lt;/servlet-name&gt;</text:p>
      <text:p text:style-name="XML_20_Listing"><text:tab/><text:tab/>&lt;servlet-class&gt;com.tee.uit.servlets.SOAPRouter&lt;/servlet-class&gt;</text:p>
      <text:p text:style-name="XML_20_Listing"><text:tab/>&lt;/servlet&gt;</text:p>
      <text:p text:style-name="XML_20_Listing"><text:tab/>&lt;servlet&gt;</text:p>
      <text:p text:style-name="XML_20_Listing"><text:tab/><text:tab/>&lt;servlet-name&gt;login&lt;/servlet-name&gt;</text:p>
      <text:p text:style-name="XML_20_Listing"><text:tab/><text:tab/>&lt;servlet-class&gt;eionet.rod.LoginServlet&lt;/servlet-class&gt;</text:p>
      <text:p text:style-name="XML_20_Listing"><text:tab/>&lt;/servlet&gt;</text:p>
      <text:p text:style-name="XML_20_Listing"><text:tab/>&lt;servlet&gt;</text:p>
      <text:p text:style-name="XML_20_Listing"><text:tab/><text:tab/>&lt;servlet-name&gt;countries_rdf&lt;/servlet-name&gt;</text:p>
      <text:p text:style-name="XML_20_Listing"><text:tab/><text:tab/>&lt;servlet-class&gt;eionet.rod.rdf.Countries&lt;/servlet-class&gt;</text:p>
      <text:p text:style-name="XML_20_Listing"><text:tab/>&lt;/servlet&gt;</text:p>
      <text:p text:style-name="XML_20_Listing"><text:tab/>&lt;servlet&gt;</text:p>
      <text:p text:style-name="XML_20_Listing"><text:tab/><text:tab/>&lt;servlet-name&gt;instruments_rss&lt;/servlet-name&gt;</text:p>
      <text:p text:style-name="XML_20_Listing"><text:tab/><text:tab/>&lt;servlet-class&gt;eionet.rod.rdf.InstrumentsRSS&lt;/servlet-class&gt;</text:p>
      <text:p text:style-name="XML_20_Listing"><text:tab/>&lt;/servlet&gt;</text:p>
      <text:p text:style-name="XML_20_Listing"><text:tab/>&lt;servlet&gt;</text:p>
      <text:p text:style-name="XML_20_Listing"><text:tab/><text:tab/>&lt;servlet-name&gt;instruments_rdf&lt;/servlet-name&gt;</text:p>
      <text:p text:style-name="XML_20_Listing"><text:tab/><text:tab/>&lt;servlet-class&gt;eionet.rod.rdf.Instruments&lt;/servlet-class&gt;</text:p>
      <text:p text:style-name="XML_20_Listing"><text:tab/>&lt;/servlet&gt;</text:p>
      <text:p text:style-name="XML_20_Listing"><text:tab/>&lt;servlet&gt;</text:p>
      <text:p text:style-name="XML_20_Listing"><text:tab/><text:tab/>&lt;servlet-name&gt;obligations_rdf&lt;/servlet-name&gt;</text:p>
      <text:p text:style-name="XML_20_Listing"><text:tab/><text:tab/>&lt;servlet-class&gt;eionet.rod.rdf.Activities&lt;/servlet-class&gt;</text:p>
      <text:p text:style-name="XML_20_Listing"><text:tab/>&lt;/servlet&gt;</text:p>
      <text:p text:style-name="XML_20_Listing"><text:tab/>&lt;servlet&gt;</text:p>
      <text:p text:style-name="XML_20_Listing"><text:tab/><text:tab/>&lt;servlet-name&gt;issue_activities_rss&lt;/servlet-name&gt;</text:p>
      <text:p text:style-name="XML_20_Listing"><text:tab/><text:tab/>&lt;servlet-class&gt;eionet.rod.rdf.IssueActivities&lt;/servlet-class&gt;</text:p>
      <text:p text:style-name="XML_20_Listing"><text:tab/>&lt;/servlet&gt;</text:p>
      <text:p text:style-name="XML_20_Listing"><text:tab/>&lt;servlet&gt;</text:p>
      <text:p text:style-name="XML_20_Listing"><text:tab/><text:tab/>&lt;servlet-name&gt;events_rss&lt;/servlet-name&gt;</text:p>
      <text:p text:style-name="XML_20_Listing"><text:tab/><text:tab/>&lt;servlet-class&gt;eionet.rod.rdf.Events&lt;/servlet-class&gt;</text:p>
      <text:p text:style-name="XML_20_Listing"><text:tab/>&lt;/servlet&gt;</text:p>
      <text:p text:style-name="XML_20_Listing"><text:tab/>&lt;servlet&gt;</text:p>
      <text:p text:style-name="XML_20_Listing"><text:tab/><text:tab/>&lt;servlet-name&gt;env&lt;/servlet-name&gt;</text:p>
      <text:p text:style-name="XML_20_Listing"><text:tab/><text:tab/>&lt;servlet-class&gt;com.tee.util.EnvServlet&lt;/servlet-class&gt;</text:p>
      <text:p text:style-name="XML_20_Listing"><text:tab/>&lt;/servlet&gt;</text:p>
      <text:p text:style-name="XML_20_Listing"><text:tab/>&lt;servlet&gt;</text:p>
      <text:p text:style-name="XML_20_Listing"><text:tab/><text:tab/>&lt;servlet-name&gt;logout&lt;/servlet-name&gt;</text:p>
      <text:p text:style-name="XML_20_Listing"><text:tab/><text:tab/>&lt;servlet-class&gt;eionet.rod.LogoutServlet&lt;/servlet-class&gt;</text:p>
      <text:p text:style-name="XML_20_Listing"><text:tab/>&lt;/servlet&gt;</text:p>
      <text:p text:style-name="XML_20_Listing"><text:tab/>&lt;servlet&gt;</text:p>
      <text:p text:style-name="XML_20_Listing"><text:tab/><text:tab/>&lt;servlet-name&gt;history&lt;/servlet-name&gt;</text:p>
      <text:p text:style-name="XML_20_Listing"><text:tab/><text:tab/>&lt;servlet-class&gt;eionet.rod.History&lt;/servlet-class&gt;</text:p>
      <text:p text:style-name="XML_20_Listing"><text:tab/>&lt;/servlet&gt;</text:p>
      <text:p text:style-name="XML_20_Listing"><text:tab/>&lt;servlet&gt;</text:p>
      <text:p text:style-name="XML_20_Listing"><text:tab/><text:tab/>&lt;servlet-name&gt;harvester&lt;/servlet-name&gt;</text:p>
      <text:p text:style-name="XML_20_Listing"><text:tab/><text:tab/>&lt;servlet-class&gt;eionet.rod.Harvester&lt;/servlet-class&gt;</text:p>
      <text:p text:style-name="XML_20_Listing"><text:tab/>&lt;/servlet&gt;</text:p>
      <text:p text:style-name="XML_20_Listing"><text:tab/>&lt;servlet&gt;</text:p>
      <text:p text:style-name="XML_20_Listing"><text:tab/><text:tab/>&lt;servlet-name&gt;show&lt;/servlet-name&gt;</text:p>
      <text:p text:style-name="XML_20_Listing"><text:tab/><text:tab/>&lt;servlet-class&gt;eionet.rod.Show&lt;/servlet-class&gt;</text:p>
      <text:p text:style-name="XML_20_Listing"><text:tab/>&lt;/servlet&gt;</text:p>
      <text:p text:style-name="XML_20_Listing"><text:tab/>&lt;servlet&gt;</text:p>
      <text:p text:style-name="XML_20_Listing"><text:tab/><text:tab/>&lt;servlet-name&gt;source&lt;/servlet-name&gt;</text:p>
      <text:p text:style-name="XML_20_Listing"><text:tab/><text:tab/>&lt;servlet-class&gt;eionet.rod.Source&lt;/servlet-class&gt;</text:p>
      <text:p text:style-name="XML_20_Listing"><text:tab/>&lt;/servlet&gt;</text:p>
      <text:p text:style-name="XML_20_Listing"><text:tab/>&lt;servlet&gt;</text:p>
      <text:p text:style-name="XML_20_Listing"><text:tab/><text:tab/>&lt;servlet-name&gt;rorabrowse&lt;/servlet-name&gt;</text:p>
      <text:p text:style-name="XML_20_Listing"><text:tab/><text:tab/>&lt;servlet-class&gt;eionet.rod.RORABrowse&lt;/servlet-class&gt;</text:p>
      <text:p text:style-name="XML_20_Listing"><text:tab/>&lt;/servlet&gt;</text:p>
      <text:p text:style-name="XML_20_Listing"><text:tab/>&lt;servlet&gt;</text:p>
      <text:p text:style-name="XML_20_Listing"><text:tab/><text:tab/>&lt;servlet-name&gt;activity&lt;/servlet-name&gt;</text:p>
      <text:p text:style-name="XML_20_Listing"><text:tab/><text:tab/>&lt;servlet-class&gt;eionet.rod.Activity&lt;/servlet-class&gt;</text:p>
      <text:p text:style-name="XML_20_Listing"><text:tab/>&lt;/servlet&gt;</text:p>
      <text:p text:style-name="XML_20_Listing"><text:tab/>&lt;servlet&gt;</text:p>
      <text:p text:style-name="XML_20_Listing"><text:tab/><text:tab/>&lt;servlet-name&gt;spatialhistory&lt;/servlet-name&gt;</text:p>
      <text:p text:style-name="XML_20_Listing"><text:tab/><text:tab/>&lt;servlet-class&gt;eionet.rod.SpatialHistory&lt;/servlet-class&gt;</text:p>
      <text:p text:style-name="XML_20_Listing"><text:tab/>&lt;/servlet&gt;</text:p>
      <text:p text:style-name="XML_20_Listing"><text:tab/>&lt;servlet&gt;</text:p>
      <text:p text:style-name="XML_20_Listing"><text:tab/><text:tab/>&lt;servlet-name&gt;helplist&lt;/servlet-name&gt;</text:p>
      <text:p text:style-name="XML_20_Listing"><text:tab/><text:tab/>&lt;servlet-class&gt;eionet.rod.HelpList&lt;/servlet-class&gt;</text:p>
      <text:p text:style-name="XML_20_Listing"><text:tab/>&lt;/servlet&gt;</text:p>
      <text:p text:style-name="XML_20_Listing"><text:tab/>&lt;servlet-mapping&gt;</text:p>
      <text:p text:style-name="XML_20_Listing"><text:tab/><text:tab/>&lt;servlet-name&gt;helplist&lt;/servlet-name&gt;</text:p>
      <text:p text:style-name="XML_20_Listing"><text:tab/><text:tab/>&lt;url-pattern&gt;/helplist.jsv&lt;/url-pattern&gt;</text:p>
      <text:p text:style-name="XML_20_Listing"><text:tab/>&lt;/servlet-mapping&gt;</text:p>
      <text:p text:style-name="XML_20_Listing"><text:tab/>&lt;servlet-mapping&gt;</text:p>
      <text:p text:style-name="XML_20_Listing"><text:tab/><text:tab/>&lt;servlet-name&gt;gentext&lt;/servlet-name&gt;</text:p>
      <text:p text:style-name="XML_20_Listing"><text:tab/><text:tab/>&lt;url-pattern&gt;/text.jsv&lt;/url-pattern&gt;</text:p>
      <text:p text:style-name="XML_20_Listing"><text:tab/>&lt;/servlet-mapping&gt;</text:p>
      <text:p text:style-name="XML_20_Listing"><text:tab/>&lt;servlet-mapping&gt;</text:p>
      <text:p text:style-name="XML_20_Listing"><text:tab/><text:tab/>&lt;servlet-name&gt;indicator&lt;/servlet-name&gt;</text:p>
      <text:p text:style-name="XML_20_Listing"><text:tab/><text:tab/>&lt;url-pattern&gt;/indicator.jsv&lt;/url-pattern&gt;</text:p>
      <text:p text:style-name="XML_20_Listing"><text:tab/>&lt;/servlet-mapping&gt;</text:p>
      <text:p text:style-name="XML_20_Listing"><text:tab/>&lt;servlet-mapping&gt;</text:p>
      <text:p text:style-name="XML_20_Listing"><text:tab/><text:tab/>&lt;servlet-name&gt;spatialhistory&lt;/servlet-name&gt;</text:p>
      <text:p text:style-name="XML_20_Listing"><text:tab/><text:tab/>&lt;url-pattern&gt;/spatialhistory.jsv&lt;/url-pattern&gt;</text:p>
      <text:p text:style-name="XML_20_Listing"><text:tab/>&lt;/servlet-mapping&gt;</text:p>
      <text:p text:style-name="XML_20_Listing"><text:tab/>&lt;servlet-mapping&gt;</text:p>
      <text:p text:style-name="XML_20_Listing"><text:tab/><text:tab/>&lt;servlet-name&gt;index&lt;/servlet-name&gt;</text:p>
      <text:p text:style-name="XML_20_Listing"><text:tab/><text:tab/>&lt;url-pattern&gt;/index.html&lt;/url-pattern&gt;</text:p>
      <text:p text:style-name="XML_20_Listing"><text:tab/>&lt;/servlet-mapping&gt;</text:p>
      <text:p text:style-name="XML_20_Listing"><text:tab/>&lt;servlet-mapping&gt;</text:p>
      <text:p text:style-name="XML_20_Listing"><text:tab/><text:tab/>&lt;servlet-name&gt;analysis&lt;/servlet-name&gt;</text:p>
      <text:p text:style-name="XML_20_Listing"><text:tab/><text:tab/>&lt;url-pattern&gt;/analysis.jsv&lt;/url-pattern&gt;</text:p>
      <text:p text:style-name="XML_20_Listing"><text:tab/>&lt;/servlet-mapping&gt;</text:p>
      <text:p text:style-name="XML_20_Listing"><text:tab/>&lt;servlet-mapping&gt;</text:p>
      <text:p text:style-name="XML_20_Listing"><text:tab/><text:tab/>&lt;servlet-name&gt;activity&lt;/servlet-name&gt;</text:p>
      <text:p text:style-name="XML_20_Listing"><text:tab/><text:tab/>&lt;url-pattern&gt;/activity.jsv&lt;/url-pattern&gt;</text:p>
      <text:p text:style-name="XML_20_Listing"><text:tab/>&lt;/servlet-mapping&gt;</text:p>
      <text:p text:style-name="XML_20_Listing"><text:tab/>&lt;servlet-mapping&gt;</text:p>
      <text:p text:style-name="XML_20_Listing"><text:tab/><text:tab/>&lt;servlet-name&gt;viewhelp&lt;/servlet-name&gt;</text:p>
      <text:p text:style-name="XML_20_Listing"><text:tab/><text:tab/>&lt;url-pattern&gt;/viewhelp.jsv&lt;/url-pattern&gt;</text:p>
      <text:p text:style-name="XML_20_Listing"><text:tab/>&lt;/servlet-mapping&gt;</text:p>
      <text:p text:style-name="XML_20_Listing"><text:tab/>&lt;servlet-mapping&gt;</text:p>
      <text:p text:style-name="XML_20_Listing"><text:tab/><text:tab/>&lt;servlet-name&gt;help&lt;/servlet-name&gt;</text:p>
      <text:p text:style-name="XML_20_Listing"><text:tab/><text:tab/>&lt;url-pattern&gt;/help.jsv&lt;/url-pattern&gt;</text:p>
      <text:p text:style-name="XML_20_Listing"><text:tab/>&lt;/servlet-mapping&gt;</text:p>
      <text:p text:style-name="XML_20_Listing"><text:tab/>&lt;servlet-mapping&gt;</text:p>
      <text:p text:style-name="XML_20_Listing"><text:tab/><text:tab/>&lt;servlet-name&gt;client&lt;/servlet-name&gt;</text:p>
      <text:p text:style-name="XML_20_Listing"><text:tab/><text:tab/>&lt;url-pattern&gt;/client.jsv&lt;/url-pattern&gt;</text:p>
      <text:p text:style-name="XML_20_Listing"><text:tab/>&lt;/servlet-mapping&gt;</text:p>
      <text:p text:style-name="XML_20_Listing"><text:tab/>&lt;servlet-mapping&gt;</text:p>
      <text:p text:style-name="XML_20_Listing"><text:tab/><text:tab/>&lt;servlet-name&gt;addclient&lt;/servlet-name&gt;</text:p>
      <text:p text:style-name="XML_20_Listing"><text:tab/><text:tab/>&lt;url-pattern&gt;/addclient.jsv&lt;/url-pattern&gt;</text:p>
      <text:p text:style-name="XML_20_Listing"><text:tab/>&lt;/servlet-mapping&gt;</text:p>
      <text:p text:style-name="XML_20_Listing"><text:tab/>&lt;servlet-mapping&gt;</text:p>
      <text:p text:style-name="XML_20_Listing"><text:tab/><text:tab/>&lt;servlet-name&gt;csindex&lt;/servlet-name&gt;</text:p>
      <text:p text:style-name="XML_20_Listing"><text:tab/><text:tab/>&lt;url-pattern&gt;/deliveries.jsv&lt;/url-pattern&gt;</text:p>
      <text:p text:style-name="XML_20_Listing"><text:tab/>&lt;/servlet-mapping&gt;</text:p>
      <text:p text:style-name="XML_20_Listing"><text:tab/>&lt;servlet-mapping&gt;</text:p>
      <text:p text:style-name="XML_20_Listing"><text:tab/><text:tab/>&lt;servlet-name&gt;csmain&lt;/servlet-name&gt;</text:p>
      <text:p text:style-name="XML_20_Listing"><text:tab/><text:tab/>&lt;url-pattern&gt;/csmain&lt;/url-pattern&gt;</text:p>
      <text:p text:style-name="XML_20_Listing"><text:tab/>&lt;/servlet-mapping&gt;</text:p>
      <text:p text:style-name="XML_20_Listing"><text:tab/>&lt;servlet-mapping&gt;</text:p>
      <text:p text:style-name="XML_20_Listing"><text:tab/><text:tab/>&lt;servlet-name&gt;csdeliveries&lt;/servlet-name&gt;</text:p>
      <text:p text:style-name="XML_20_Listing"><text:tab/><text:tab/>&lt;url-pattern&gt;/csdeliveries&lt;/url-pattern&gt;</text:p>
      <text:p text:style-name="XML_20_Listing"><text:tab/>&lt;/servlet-mapping&gt;</text:p>
      <text:p text:style-name="XML_20_Listing"><text:tab/>&lt;servlet-mapping&gt;</text:p>
      <text:p text:style-name="XML_20_Listing"><text:tab/><text:tab/>&lt;servlet-name&gt;cssearch&lt;/servlet-name&gt;</text:p>
      <text:p text:style-name="XML_20_Listing"><text:tab/><text:tab/>&lt;url-pattern&gt;/cssearch&lt;/url-pattern&gt;</text:p>
      <text:p text:style-name="XML_20_Listing"><text:tab/>&lt;/servlet-mapping&gt;</text:p>
      <text:p text:style-name="XML_20_Listing"><text:tab/>&lt;servlet-mapping&gt;</text:p>
      <text:p text:style-name="XML_20_Listing"><text:tab/><text:tab/>&lt;servlet-name&gt;rpcrouter&lt;/servlet-name&gt;</text:p>
      <text:p text:style-name="XML_20_Listing"><text:tab/><text:tab/>&lt;url-pattern&gt;/rpcrouter&lt;/url-pattern&gt;</text:p>
      <text:p text:style-name="XML_20_Listing"><text:tab/>&lt;/servlet-mapping&gt;</text:p>
      <text:p text:style-name="XML_20_Listing"><text:tab/>&lt;servlet-mapping&gt;</text:p>
      <text:p text:style-name="XML_20_Listing"><text:tab/><text:tab/>&lt;servlet-name&gt;soaprouter&lt;/servlet-name&gt;</text:p>
      <text:p text:style-name="XML_20_Listing"><text:tab/><text:tab/>&lt;url-pattern&gt;/soaprouter&lt;/url-pattern&gt;</text:p>
      <text:p text:style-name="XML_20_Listing"><text:tab/>&lt;/servlet-mapping&gt;</text:p>
      <text:p text:style-name="XML_20_Listing"><text:tab/>&lt;servlet-mapping&gt;</text:p>
      <text:p text:style-name="XML_20_Listing"><text:tab/><text:tab/>&lt;servlet-name&gt;login&lt;/servlet-name&gt;</text:p>
      <text:p text:style-name="XML_20_Listing"><text:tab/><text:tab/>&lt;url-pattern&gt;/login_servlet&lt;/url-pattern&gt;</text:p>
      <text:p text:style-name="XML_20_Listing"><text:tab/>&lt;/servlet-mapping&gt;</text:p>
      <text:p text:style-name="XML_20_Listing"><text:tab/>&lt;servlet-mapping&gt;</text:p>
      <text:p text:style-name="XML_20_Listing"><text:tab/><text:tab/>&lt;servlet-name&gt;instruments_rdf&lt;/servlet-name&gt;</text:p>
      <text:p text:style-name="XML_20_Listing"><text:tab/><text:tab/>&lt;url-pattern&gt;/instruments&lt;/url-pattern&gt;</text:p>
      <text:p text:style-name="XML_20_Listing"><text:tab/>&lt;/servlet-mapping&gt;</text:p>
      <text:p text:style-name="XML_20_Listing"><text:tab/>&lt;servlet-mapping&gt;</text:p>
      <text:p text:style-name="XML_20_Listing"><text:tab/><text:tab/>&lt;servlet-name&gt;instruments_rss&lt;/servlet-name&gt;</text:p>
      <text:p text:style-name="XML_20_Listing"><text:tab/><text:tab/>&lt;url-pattern&gt;/instruments.rss&lt;/url-pattern&gt;</text:p>
      <text:p text:style-name="XML_20_Listing"><text:tab/>&lt;/servlet-mapping&gt;</text:p>
      <text:p text:style-name="XML_20_Listing"><text:tab/>&lt;servlet-mapping&gt;</text:p>
      <text:p text:style-name="XML_20_Listing"><text:tab/><text:tab/>&lt;servlet-name&gt;obligations_rdf&lt;/servlet-name&gt;</text:p>
      <text:p text:style-name="XML_20_Listing"><text:tab/><text:tab/>&lt;url-pattern&gt;/obligations&lt;/url-pattern&gt;</text:p>
      <text:p text:style-name="XML_20_Listing"><text:tab/>&lt;/servlet-mapping&gt;</text:p>
      <text:p text:style-name="XML_20_Listing"><text:tab/>&lt;servlet-mapping&gt;</text:p>
      <text:p text:style-name="XML_20_Listing"><text:tab/><text:tab/>&lt;servlet-name&gt;countries_rdf&lt;/servlet-name&gt;</text:p>
      <text:p text:style-name="XML_20_Listing"><text:tab/><text:tab/>&lt;url-pattern&gt;/countries&lt;/url-pattern&gt;</text:p>
      <text:p text:style-name="XML_20_Listing"><text:tab/>&lt;/servlet-mapping&gt;</text:p>
      <text:p text:style-name="XML_20_Listing"><text:tab/>&lt;servlet-mapping&gt;</text:p>
      <text:p text:style-name="XML_20_Listing"><text:tab/><text:tab/>&lt;servlet-name&gt;issue_activities_rss&lt;/servlet-name&gt;</text:p>
      <text:p text:style-name="XML_20_Listing"><text:tab/><text:tab/>&lt;url-pattern&gt;/obligations.rss&lt;/url-pattern&gt;</text:p>
      <text:p text:style-name="XML_20_Listing"><text:tab/>&lt;/servlet-mapping&gt;</text:p>
      <text:p text:style-name="XML_20_Listing"><text:tab/>&lt;servlet-mapping&gt;</text:p>
      <text:p text:style-name="XML_20_Listing"><text:tab/><text:tab/>&lt;servlet-name&gt;events_rss&lt;/servlet-name&gt;</text:p>
      <text:p text:style-name="XML_20_Listing"><text:tab/><text:tab/>&lt;url-pattern&gt;/events.rss&lt;/url-pattern&gt;</text:p>
      <text:p text:style-name="XML_20_Listing"><text:tab/>&lt;/servlet-mapping&gt;</text:p>
      <text:p text:style-name="XML_20_Listing"><text:tab/>&lt;servlet-mapping&gt;</text:p>
      <text:p text:style-name="XML_20_Listing"><text:tab/><text:tab/>&lt;servlet-name&gt;env&lt;/servlet-name&gt;</text:p>
      <text:p text:style-name="XML_20_Listing"><text:tab/><text:tab/>&lt;url-pattern&gt;/env&lt;/url-pattern&gt;</text:p>
      <text:p text:style-name="XML_20_Listing"><text:tab/>&lt;/servlet-mapping&gt;</text:p>
      <text:p text:style-name="XML_20_Listing"><text:tab/>&lt;servlet-mapping&gt;</text:p>
      <text:p text:style-name="XML_20_Listing"><text:tab/><text:tab/>&lt;servlet-name&gt;logout&lt;/servlet-name&gt;</text:p>
      <text:p text:style-name="XML_20_Listing"><text:tab/><text:tab/>&lt;url-pattern&gt;/logout_servlet&lt;/url-pattern&gt;</text:p>
      <text:p text:style-name="XML_20_Listing"><text:tab/>&lt;/servlet-mapping&gt;</text:p>
      <text:p text:style-name="XML_20_Listing"><text:tab/>&lt;servlet-mapping&gt;</text:p>
      <text:p text:style-name="XML_20_Listing"><text:tab/><text:tab/>&lt;servlet-name&gt;history&lt;/servlet-name&gt;</text:p>
      <text:p text:style-name="XML_20_Listing"><text:tab/><text:tab/>&lt;url-pattern&gt;/history.jsv&lt;/url-pattern&gt;</text:p>
      <text:p text:style-name="XML_20_Listing"><text:tab/>&lt;/servlet-mapping&gt;</text:p>
      <text:p text:style-name="XML_20_Listing"><text:tab/>&lt;servlet-mapping&gt;</text:p>
      <text:p text:style-name="XML_20_Listing"><text:tab/><text:tab/>&lt;servlet-name&gt;harvester&lt;/servlet-name&gt;</text:p>
      <text:p text:style-name="XML_20_Listing"><text:tab/><text:tab/>&lt;url-pattern&gt;/harvester.jsv&lt;/url-pattern&gt;</text:p>
      <text:p text:style-name="XML_20_Listing"><text:tab/>&lt;/servlet-mapping&gt;</text:p>
      <text:p text:style-name="XML_20_Listing"><text:tab/>&lt;servlet-mapping&gt;</text:p>
      <text:p text:style-name="XML_20_Listing"><text:tab/><text:tab/>&lt;servlet-name&gt;show&lt;/servlet-name&gt;</text:p>
      <text:p text:style-name="XML_20_Listing"><text:tab/><text:tab/>&lt;url-pattern&gt;/show.jsv&lt;/url-pattern&gt;</text:p>
      <text:p text:style-name="XML_20_Listing"><text:tab/>&lt;/servlet-mapping&gt;</text:p>
      <text:p text:style-name="XML_20_Listing"><text:tab/>&lt;servlet-mapping&gt;</text:p>
      <text:p text:style-name="XML_20_Listing"><text:tab/><text:tab/>&lt;servlet-name&gt;source&lt;/servlet-name&gt;</text:p>
      <text:p text:style-name="XML_20_Listing"><text:tab/><text:tab/>&lt;url-pattern&gt;/source.jsv&lt;/url-pattern&gt;</text:p>
      <text:p text:style-name="XML_20_Listing"><text:tab/>&lt;/servlet-mapping&gt;</text:p>
      <text:p text:style-name="XML_20_Listing"><text:tab/>&lt;servlet-mapping&gt;</text:p>
      <text:p text:style-name="XML_20_Listing"><text:tab/><text:tab/>&lt;servlet-name&gt;rorabrowse&lt;/servlet-name&gt;</text:p>
      <text:p text:style-name="XML_20_Listing"><text:tab/><text:tab/>&lt;url-pattern&gt;/rorabrowse.jsv&lt;/url-pattern&gt;</text:p>
      <text:p text:style-name="XML_20_Listing"><text:tab/>&lt;/servlet-mapping&gt;</text:p>
      <text:p text:style-name="XML_20_Listing"><text:tab/>&lt;session-config&gt;</text:p>
      <text:p text:style-name="XML_20_Listing"><text:tab/> <text:s text:c="5"/>&lt;session-timeout&gt;600&lt;/session-timeout&gt; <text:s text:c="3"/>&lt;!-- minutes --&gt;</text:p>
      <text:p text:style-name="XML_20_Listing"><text:tab/>&lt;/session-config&gt;</text:p>
      <text:p text:style-name="XML_20_Listing"/>
      <text:p text:style-name="XML_20_Listing"><text:tab/>&lt;!-- the application server might allow directory listing.</text:p>
      <text:p text:style-name="XML_20_Listing"><text:s text:c="7"/>The welcome-files are used to overcome workings of such feature </text:p>
      <text:p text:style-name="XML_20_Listing"><text:s text:c="2"/>--&gt;</text:p>
      <text:p text:style-name="XML_20_Listing"><text:tab/>&lt;welcome-file-list&gt;</text:p>
      <text:p text:style-name="XML_20_Listing"><text:tab/><text:tab/>&lt;welcome-file&gt;index.html&lt;/welcome-file&gt;</text:p>
      <text:p text:style-name="XML_20_Listing"><text:tab/>&lt;/welcome-file-list&gt;</text:p>
      <text:p text:style-name="XML_20_Listing"><text:tab/>&lt;resource-ref&gt;</text:p>
      <text:p text:style-name="XML_20_Listing"><text:tab/><text:tab/>&lt;description&gt;ROD DB&lt;/description&gt;</text:p>
      <text:p text:style-name="XML_20_Listing"><text:tab/><text:tab/>&lt;res-ref-name&gt;jdbc/webrod&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text:tab/>&lt;security-constraint&gt;</text:p>
      <text:p text:style-name="XML_20_Listing"><text:tab/><text:tab/>&lt;web-resource-collection&gt;</text:p>
      <text:p text:style-name="XML_20_Listing"><text:tab/><text:tab/><text:tab/>&lt;web-resource-name&gt;</text:p>
      <text:p text:style-name="XML_20_Listing"><text:s text:c="12"/>Restricted Area</text:p>
      <text:p text:style-name="XML_20_Listing"><text:s text:c="9"/>&lt;/web-resource-name&gt;</text:p>
      <text:p text:style-name="XML_20_Listing"><text:tab/><text:tab/><text:tab/>&lt;url-pattern&gt;/app/*&lt;/url-pattern&gt;</text:p>
      <text:p text:style-name="XML_20_Listing"><text:tab/><text:tab/>&lt;/web-resource-collection&gt;</text:p>
      <text:p text:style-name="XML_20_Listing"><text:tab/>&lt;/security-constraint&gt;</text:p>
      <text:p text:style-name="XML_20_Listing"/>
      <text:p text:style-name="XML_20_Listing"><text:s text:c="2"/>&lt;!-- force the entire application to security constraint CONFIDENTIAL --&gt;</text:p>
      <text:p text:style-name="XML_20_Listing"><text:s text:c="2"/>&lt;!-- as a result the non-SSL connector will redirect using the redirectPort</text:p>
      <text:p text:style-name="XML_20_Listing"><text:s text:c="7"/>value to the SSL connector --&gt;</text:p>
      <text:p text:style-name="XML_20_Listing"><text:s text:c="2"/>&lt;!-- first match wins --&gt;</text:p>
      <text:p text:style-name="XML_20_Listing"><text:s text:c="2"/>&lt;!-- transport-guarantee can be NONE, INTEGRAL, CONFIDENTIAL --&gt;</text:p>
      <text:p text:style-name="XML_20_Listing"><text:s text:c="2"/>&lt;!-- define SSL security&gt; </text:p>
      <text:p text:style-name="XML_20_Listing"><text:s text:c="2"/>&lt;security-constraint&gt;</text:p>
      <text:p text:style-name="XML_20_Listing"><text:s text:c="4"/>&lt;web-resource-collection&gt;</text:p>
      <text:p text:style-name="XML_20_Listing"><text:s text:c="6"/>&lt;web-resource-name&gt;XslXmlFiles&lt;/web-resource-name&gt;</text:p>
      <text:p text:style-name="XML_20_Listing"><text:s text:c="6"/>&lt;description&gt;app files&lt;/description&gt;</text:p>
      <text:p text:style-name="XML_20_Listing"><text:s text:c="6"/>&lt;url-pattern&gt;/app/*&lt;/url-pattern&gt;</text:p>
      <text:p text:style-name="XML_20_Listing"><text:s text:c="6"/>&lt;url-pattern&gt;/images/*&lt;/url-pattern&gt;</text:p>
      <text:p text:style-name="XML_20_Listing"><text:s text:c="6"/>&lt;http-method&gt;GET&lt;/http-method&gt;</text:p>
      <text:p text:style-name="XML_20_Listing"><text:s text:c="6"/>&lt;http-method&gt;POST&lt;/http-method&gt;</text:p>
      <text:p text:style-name="XML_20_Listing"><text:s text:c="4"/>&lt;/web-resource-collection&gt;</text:p>
      <text:p text:style-name="XML_20_Listing"><text:s text:c="4"/>&lt;user-data-constraint&gt;</text:p>
      <text:p text:style-name="XML_20_Listing"><text:s text:c="6"/>&lt;transport-guarantee&gt;NONE&lt;/transport-guarantee&gt;</text:p>
      <text:p text:style-name="XML_20_Listing"><text:s text:c="4"/>&lt;/user-data-constraint&gt;</text:p>
      <text:p text:style-name="XML_20_Listing"><text:s text:c="2"/>&lt;/security-constraint&gt;</text:p>
      <text:p text:style-name="XML_20_Listing"><text:s text:c="2"/>&lt;security-constraint&gt;</text:p>
      <text:p text:style-name="XML_20_Listing"><text:s text:c="4"/>&lt;web-resource-collection&gt;</text:p>
      <text:p text:style-name="XML_20_Listing"><text:s text:c="6"/>&lt;web-resource-name&gt;Entire Application&lt;/web-resource-name&gt;</text:p>
      <text:p text:style-name="XML_20_Listing"><text:s text:c="6"/>&lt;url-pattern&gt;/*&lt;/url-pattern&gt;</text:p>
      <text:p text:style-name="XML_20_Listing"><text:s text:c="4"/>&lt;/web-resource-collection&gt;</text:p>
      <text:p text:style-name="XML_20_Listing"><text:s text:c="4"/>&lt;user-data-constraint&gt;</text:p>
      <text:p text:style-name="XML_20_Listing"><text:s text:c="6"/>&lt;transport-guarantee&gt;CONFIDENTIAL&lt;/transport-guarantee&gt;</text:p>
      <text:p text:style-name="XML_20_Listing"><text:s text:c="4"/>&lt;/user-data-constraint&gt;</text:p>
      <text:p text:style-name="XML_20_Listing"><text:s text:c="2"/>&lt;/security-constraint&gt;</text:p>
      <text:p text:style-name="XML_20_Listing"><text:s text:c="2"/>&lt;!end def SSL security --&gt;</text:p>
      <text:p text:style-name="XML_20_Listing">&lt;/web-app&gt;</text:p>
      <text:p text:style-name="Text_20_body"/>
      <text:list text:style-name="Appendix">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text:style-name="Appendix" text:continue-numbering="true">
        <text:list-item>
          <text:p text:style-name="P29">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text:style-name="Appendix" text:continue-numbering="true">
        <text:list-item>
          <text:p text:style-name="P30">ROD <text:s/>database structure</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text:style-name="Appendix" text:continue-numbering="true">
        <text:list-item>
          <text:p text:style-name="P30">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Appendix_20_Heading" style:display-name="Appendix Heading" style:family="paragraph" style:parent-style-name="Heading_20_1" style:next-style-name="Text_20_body" style:list-style-name="Appendix" style:class="chapter" style:master-page-name="">
      <style:paragraph-properties fo:break-before="page" style:shadow="none">
        <style:tab-stops/>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69z1" style:family="text">
      <style:text-properties style:font-name="Courier New2"/>
    </style:style>
    <style:style style:name="WW8Num69z2" style:family="text">
      <style:text-properties style:font-name="Wingdings"/>
    </style:style>
    <style:style style:name="WW8Num69z0" style:family="text">
      <style:text-properties style:font-name="Symbol"/>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text:editing-cycles> <text:s text:c="2"/><text:modification-date style:data-style-name="N84">2006-10-25</text:modification-date><text:tab/><text:title>Installation Guide for ROD</text:title><text:tab/><text:span text:style-name="T1">Page </text:span><text:span text:style-name="T1"><text:page-number text:select-page="current">1</text:page-number></text:span><text:span text:style-name="T1"> of </text:span><text:span text:style-name="T1"><text:page-count style:num-format="1">52</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Installation Guide for ROD</dc:title>
    <meta:initial-creator>Søren Roug</meta:initial-creator>
    <meta:creation-date>2006-10-25T11:10:23</meta:creation-date>
    <dc:creator>Søren Roug</dc:creator>
    <dc:date>2006-10-25T11:32:30</dc:date>
    <dc:language>en-GB</dc:language>
    <meta:editing-cycles>4</meta:editing-cycles>
    <meta:editing-duration>PT13M24S</meta:editing-duration>
    <meta:template xlink:type="simple" xlink:actuate="onRequest" xlink:role="template" xlink:href="../../../../.openoffice.org2.0/user/template/EEA-Technical-Report.ott" xlink:title="EEA-Technical-Report" meta:date="2006-10-25T11:10:22"/>
    <meta:user-defined meta:name="Info 1"/>
    <meta:user-defined meta:name="Info 2"/>
    <meta:user-defined meta:name="Info 3"/>
    <meta:user-defined meta:name="Info 4"/>
    <meta:document-statistic meta:table-count="1" meta:image-count="0" meta:object-count="0" meta:page-count="52" meta:paragraph-count="1263" meta:word-count="6845" meta:character-count="48266"/>
  </office:meta>
</office:document-meta>
</file>